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666666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svg:stroke-color="#000000" draw:marker-start="Half_20_Arrow_20_Left" draw:marker-start-width="0.305cm" draw:marker-end="" draw:marker-end-width="0.3cm" draw:fill="solid" draw:fill-color="#666666" draw:textarea-vertical-align="middle"/>
    </style:style>
    <style:style style:name="gr3" style:family="graphic" style:parent-style-name="objectwithoutfill">
      <style:graphic-properties svg:stroke-width="0cm" svg:stroke-color="#000000" draw:marker-start="Half_20_Arrow_20_Left" draw:marker-start-width="0.305cm" draw:marker-end="" draw:marker-end-width="0.3cm" draw:fill="solid" draw:fill-color="#666666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666666"/>
      <style:paragraph-properties fo:text-align="center"/>
    </style:style>
    <style:style style:name="P2" style:family="paragraph">
      <loext:graphic-properties draw:fill="solid" draw:fill-color="#666666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04cm" svg:height="0.217cm" svg:x="0.254cm" svg:y="3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85cm" svg:y1="3.369cm" svg:x2="3.687cm" svg:y2="4.559cm">
          <text:p/>
        </draw:line>
        <draw:line draw:style-name="gr3" draw:text-style-name="P2" draw:layer="layout" svg:x1="3.73cm" svg:y1="4.431cm" svg:x2="0.628cm" svg:y2="3.241cm">
          <text:p/>
        </draw:line>
        <draw:custom-shape draw:style-name="gr1" draw:text-style-name="P1" draw:layer="layout" svg:width="0.205cm" svg:height="0.215cm" draw:transform="skewX (-0.0418879020478639) rotate (-0.342957198016886) translate (3.866cm 4.4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218cm" svg:y1="4.545cm" svg:x2="7.343cm" svg:y2="3.426cm">
          <text:p/>
        </draw:line>
        <draw:line draw:style-name="gr3" draw:text-style-name="P2" draw:layer="layout" svg:x1="7.303cm" svg:y1="3.296cm" svg:x2="4.178cm" svg:y2="4.415cm">
          <text:p/>
        </draw:line>
        <draw:custom-shape draw:style-name="gr1" draw:text-style-name="P1" draw:layer="layout" svg:width="0.205cm" svg:height="0.216cm" draw:transform="skewX (0.0370009801422798) rotate (0.321664181142555) translate (7.408cm 3.2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204cm" svg:y1="0.593cm" svg:x2="7.393cm" svg:y2="3.025cm">
          <text:p/>
        </draw:line>
        <draw:line draw:style-name="gr3" draw:text-style-name="P2" draw:layer="layout" svg:x1="7.521cm" svg:y1="3.018cm" svg:x2="7.332cm" svg:y2="0.586cm">
          <text:p/>
        </draw:line>
        <draw:custom-shape draw:style-name="gr1" draw:text-style-name="P1" draw:layer="layout" svg:width="0.151cm" svg:height="0.139cm" draw:transform="skewX (-0.00715584993317675) rotate (-1.48754412147477) translate (7.304cm 0.3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855cm" svg:y1="3.35cm" svg:x2="11.149cm" svg:y2="3.35cm">
          <text:p/>
        </draw:line>
        <draw:line draw:style-name="gr3" draw:text-style-name="P2" draw:layer="layout" svg:x1="11.149cm" svg:y1="3.215cm" svg:x2="7.855cm" svg:y2="3.215cm">
          <text:p/>
        </draw:line>
        <draw:custom-shape draw:style-name="gr1" draw:text-style-name="P1" draw:layer="layout" svg:width="0.204cm" svg:height="0.217cm" svg:x="11.275cm" svg:y="3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127cm" svg:height="0.962cm" svg:x="0.254cm" svg:y="2.286cm">
          <draw:text-box>
            <text:p>A</text:p>
          </draw:text-box>
        </draw:frame>
        <draw:frame draw:style-name="gr5" draw:text-style-name="P3" draw:layer="layout" svg:width="0.925cm" svg:height="0.962cm" svg:x="3.52cm" svg:y="3.61cm">
          <draw:text-box>
            <text:p>B</text:p>
          </draw:text-box>
        </draw:frame>
        <draw:frame draw:style-name="gr5" draw:text-style-name="P3" draw:layer="layout" svg:width="1.311cm" svg:height="1.114cm" svg:x="1.61cm" svg:y="2.794cm">
          <draw:text-box>
            <text:p>v<text:span text:style-name="T1">A</text:span><text:span text:style-name="T1">B</text:span></text:p>
          </draw:text-box>
        </draw:frame>
        <draw:frame draw:style-name="gr5" draw:text-style-name="P3" draw:layer="layout" svg:width="1.311cm" svg:height="1.114cm" svg:x="1.143cm" svg:y="3.585cm">
          <draw:text-box>
            <text:p>v<text:span text:style-name="T1">B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Half_20_Arrow_20_Left" draw:display-name="Half Arrow Left" svg:viewBox="-10 0 10 15" svg:d="M0 0zM-5 0l-5 15h5z"/>
    <draw:marker draw:name="Half_20_Arrow_20_Right" draw:display-name="Half Arrow Right" svg:viewBox="0 0 10 15" svg:d="M0 0zM5 0l5 15h-5z"/>
    <draw:marker draw:name="Reversed_20_Arrow" draw:display-name="Reversed Arrow" svg:viewBox="0 0 20 30" svg:d="M10 30l-10-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.862cm" fo:page-height="5.0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2T14:10:05.086769740</meta:creation-date>
    <dc:date>2019-06-11T20:47:01.195703939</dc:date>
    <meta:editing-duration>PT23M10S</meta:editing-duration>
    <meta:editing-cycles>5</meta:editing-cycles>
    <meta:generator>LibreOffice/6.2.4.2.0$Linux_X86_64 LibreOffice_project/b154c0ac6cf11bc010cb60509e6db2f74a9a9fa3</meta:generator>
    <meta:document-statistic meta:object-count="17"/>
  </office:meta>
</office:document-meta>
</file>